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783" officeooo:paragraph-rsid="000d0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evista - 30/03</text:p>
      <text:p text:style-name="P1"/>
      <text:p text:style-name="P1">Entrevistador: Irvin Gomes</text:p>
      <text:p text:style-name="P1">Entrevistado : Nahara Pacheco</text:p>
      <text:p text:style-name="P1"/>
      <text:p text:style-name="P1">1 - Qual problema enfrentado atualmente?</text:p>
      <text:p text:style-name="P1">R : Analise em tempo real da FAPI-log para LTE, por exemplo, qualidade de sinal</text:p>
      <text:p text:style-name="P1"/>
      <text:p text:style-name="P1">2 - Há algum sistema utilizado para fazer tal trabalho?</text:p>
      <text:p text:style-name="P1">R : No momento é feito a analise utilizando wireshark, porém é muito custoso pois </text:p>
      <text:p text:style-name="P1">precisa olhar pacote por pacote recebido via UDP. </text:p>
      <text:p text:style-name="P1"/>
      <text:p text:style-name="P1">3 - Qual o seu objetivo ao solicitar o desenvolvimento do sistema?</text:p>
      <text:p text:style-name="P1">R : Agilidade para a leitura de Log, mostrando em tempo real um grafico para do sinal.</text:p>
      <text:p text:style-name="P1"/>
      <text:p text:style-name="P1">4 - Existe algum computador especifico para o uso do Sistema? </text:p>
      <text:p text:style-name="P1">R : Sim. Computador rodando GNU/Linux Ubuntu.</text:p>
      <text:p text:style-name="P1"/>
      <text:p text:style-name="P1">5 - Há algum desejo especifico que contenha no software?</text:p>
      <text:p text:style-name="P1">R : Como dito anteriormente, o principal é ser em real time com grafic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0:06:42.692533486</meta:creation-date>
    <dc:date>2016-05-18T10:07:59.555606515</dc:date>
    <meta:editing-duration>PT1M17S</meta:editing-duration>
    <meta:editing-cycles>1</meta:editing-cycles>
    <meta:document-statistic meta:table-count="0" meta:image-count="0" meta:object-count="0" meta:page-count="1" meta:paragraph-count="14" meta:word-count="135" meta:character-count="767" meta:non-whitespace-character-count="643"/>
    <meta:generator>LibreOffice/5.0.5.2$Linux_X86_64 LibreOffice_project/00m0$Build-2</meta:generator>
  </office:meta>
</office:document-meta>
</file>